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232966" officeooo:paragraph-rsid="00232966"/>
    </style:style>
    <style:style style:name="P2" style:family="paragraph" style:parent-style-name="Preformatted_20_Text">
      <style:paragraph-properties fo:text-align="center" style:justify-single-word="false"/>
      <style:text-properties fo:font-size="14pt" officeooo:rsid="00232966" officeooo:paragraph-rsid="00232966" style:font-size-asian="14pt" style:font-size-complex="14pt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officeooo:rsid="00232966" officeooo:paragraph-rsid="00232966" style:font-size-asian="12pt" style:font-size-complex="12pt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232966" officeooo:paragraph-rsid="00232966"/>
    </style:style>
    <style:style style:name="P5" style:family="paragraph" style:parent-style-name="Preformatted_20_Text">
      <style:paragraph-properties fo:text-align="center" style:justify-single-word="false"/>
      <style:text-properties fo:font-size="14pt" officeooo:rsid="003dda3f" officeooo:paragraph-rsid="003dda3f" style:font-size-asian="14pt" style:font-size-complex="14pt"/>
    </style:style>
    <style:style style:name="P6" style:family="paragraph" style:parent-style-name="Preformatted_20_Text">
      <style:text-properties officeooo:rsid="00232966" officeooo:paragraph-rsid="00232966"/>
    </style:style>
    <style:style style:name="P7" style:family="paragraph" style:parent-style-name="Preformatted_20_Text">
      <style:text-properties fo:font-size="12pt" style:text-underline-style="solid" style:text-underline-width="auto" style:text-underline-color="font-color" officeooo:rsid="00232966" officeooo:paragraph-rsid="003dda3f" style:font-size-asian="12pt" style:font-size-complex="12pt"/>
    </style:style>
    <style:style style:name="P8" style:family="paragraph" style:parent-style-name="Preformatted_20_Text">
      <style:text-properties style:text-underline-style="solid" style:text-underline-width="auto" style:text-underline-color="font-color" officeooo:rsid="003dda3f" officeooo:paragraph-rsid="003dda3f"/>
    </style:style>
    <style:style style:name="T1" style:family="text">
      <style:text-properties officeooo:rsid="003dda3f"/>
    </style:style>
    <style:style style:name="T2" style:family="text">
      <style:text-properties officeooo:rsid="003ef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bdoullah <text:span text:style-name="T2">Abulgassim Smail</text:span></text:p>
      <text:p text:style-name="P5">Groupe TP1</text:p>
      <text:p text:style-name="P5">Projet</text:p>
      <text:p text:style-name="P5">Version du 09/02/2021</text:p>
      <text:p text:style-name="P2">Contes de canard ou duck tales</text:p>
      <text:p text:style-name="P1"/>
      <text:p text:style-name="P7"><text:span text:style-name="T1">Spécifications</text:span> :</text:p>
      <text:p text:style-name="P1">S'inspirant de la série de dessins animés Disney du même nom, DuckTales, <text:span text:style-name="T1">on vous propose de</text:span> parcour<text:span text:style-name="T1">ir</text:span> différents labyrinthe<text:span text:style-name="T1">s en endossant le personnage Duck,</text:span> afin de gagner le maximum de lingot<text:span text:style-name="T1">s</text:span> d’or et devenir le canard le plus riche du monde.</text:p>
      <text:p text:style-name="P1"/>
      <text:p text:style-name="P3">Menu :</text:p>
      <text:p text:style-name="P1">Compteur de gain</text:p>
      <text:p text:style-name="P1"/>
      <text:p text:style-name="P4">Boutons :</text:p>
      <text:p text:style-name="P1">Commencer une nouvelle partie.</text:p>
      <text:p text:style-name="P1">Reprendre la partie.</text:p>
      <text:p text:style-name="P1">Magasin.</text:p>
      <text:p text:style-name="P1"/>
      <text:p text:style-name="P1"/>
      <text:p text:style-name="P3">Description :</text:p>
      <text:p text:style-name="P1">-Personnage : Duck.</text:p>
      <text:p text:style-name="P1">-Parcours : différents labyrinthes.</text:p>
      <text:p text:style-name="P1">-Labyrinthes : différents décors, différents obstacles.</text:p>
      <text:p text:style-name="P8">Mettre des maquettes de labyrinthe types</text:p>
      <text:p text:style-name="P1">-A l’ouverture du jeu possibilité de poursuivre <text:span text:style-name="T1">une</text:span> partie entamé<text:span text:style-name="T1">e</text:span> ou commencer une nouvelle partie.</text:p>
      <text:p text:style-name="P1">-Nombre de vie<text:span text:style-name="T1">s</text:span> : 3 ❤.</text:p>
      <text:p text:style-name="P1">-Si le nombre de vie<text:span text:style-name="T1">s</text:span> est a 0, fin de la partie(recommencer une nouvelle partie).</text:p>
      <text:p text:style-name="P1">-Possibilité d’acheter une vie avec 5 lingot<text:span text:style-name="T1">s</text:span> d’or.</text:p>
      <text:p text:style-name="P1">-Maximum de gains par partie : 10 (lingot<text:span text:style-name="T1">s</text:span> d’or).</text:p>
      <text:p text:style-name="P1">-Thésaurisation de la cagnotte d’un parcours à un autre.</text:p>
      <text:p text:style-name="P1">-Les obstacles sont : des pierres, des troncs d'arbre, des plantes vivantes.</text:p>
      <text:p text:style-name="P1">-Lorsque Duck gagne les parties il devient le roi du mond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0T19:33:07.710000000</dc:date>
    <meta:editing-duration>PT2H48M7S</meta:editing-duration>
    <meta:editing-cycles>38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6" meta:word-count="179" meta:character-count="1098" meta:non-whitespace-character-count="945"/>
  </office:meta>
</office:document-meta>
</file>